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d74" officeooo:paragraph-rsid="000ea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4.3.2.2$Windows_x86 LibreOffice_project/edfb5295ba211bd31ad47d0bad0118690f76407d</meta:generator>
    <dc:date>2016-02-26T13:13:17.766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